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66" style:font-name="Arial" fo:font-size="18pt" fo:font-weight="bold" officeooo:rsid="0002763e" officeooo:paragraph-rsid="0002763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font-style="normal" fo:font-weight="bold" officeooo:rsid="0002763e" officeooo:paragraph-rsid="0002763e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bold" officeooo:rsid="0002763e" officeooo:paragraph-rsid="0002763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2763e" officeooo:paragraph-rsid="0002763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3cca6" officeooo:paragraph-rsid="0003cca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4545e" officeooo:paragraph-rsid="0004545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4ebbe" officeooo:paragraph-rsid="0004ebb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60d86" officeooo:paragraph-rsid="00060d8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60d86" officeooo:paragraph-rsid="00078f3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78f34" officeooo:paragraph-rsid="00078f3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8077c" officeooo:paragraph-rsid="0008077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8077c" officeooo:paragraph-rsid="0009c4a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9c4a2" officeooo:paragraph-rsid="0009c4a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b7031" officeooo:paragraph-rsid="000b703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d5146" officeooo:paragraph-rsid="000d514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0dbf72" officeooo:paragraph-rsid="000dbf7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ize-asian="12pt" style:font-style-asian="italic" style:font-style-complex="italic"/>
    </style:style>
    <style:style style:name="T3" style:family="text">
      <style:text-properties style:font-size-asian="12pt"/>
    </style:style>
    <style:style style:name="T4" style:family="text">
      <style:text-properties officeooo:rsid="0004545e" style:font-size-asian="12pt"/>
    </style:style>
    <style:style style:name="T5" style:family="text">
      <style:text-properties officeooo:rsid="0004ebbe" style:font-size-asian="12pt"/>
    </style:style>
    <style:style style:name="T6" style:family="text">
      <style:text-properties officeooo:rsid="00078f34" style:font-size-asian="12pt"/>
    </style:style>
    <style:style style:name="T7" style:family="text">
      <style:text-properties officeooo:rsid="00060d86" style:font-size-asian="12pt"/>
    </style:style>
    <style:style style:name="T8" style:family="text">
      <style:text-properties officeooo:rsid="0009c4a2" style:font-size-asian="12pt"/>
    </style:style>
    <style:style style:name="T9" style:family="text">
      <style:text-properties officeooo:rsid="000b7031" style:font-size-asian="12pt"/>
    </style:style>
    <style:style style:name="T10" style:family="text">
      <style:text-properties fo:font-weight="bold" style:font-size-asian="12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velopment of a method for inferring genes regulatory networks of time and specific location: application and comparative studies in <text:span text:style-name="T1">D. melanogaster</text:span></text:p>
      <text:p text:style-name="P2">User Manual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. Murgas &amp; A.J. Martin. (2017) <text:span text:style-name="T3">Development of a method for inferring genes regulatory networks of time and specific location: application and comparative studies in </text:span><text:span text:style-name="T2">D. melanogaster.</text:span></text:p>
      <text:p text:style-name="P4"><text:span text:style-name="T3">For information: leomurgas_12@hotmail.com or proteinomano@gmail.com</text:span></text:p>
      <text:p text:style-name="P4"><text:span text:style-name="T3"/></text:p>
      <text:p text:style-name="P5"><text:soft-page-break/><text:span text:style-name="T10">1.</text:span><text:span text:style-name="T3"> </text:span><text:span text:style-name="T10">Installation guide</text:span></text:p>
      <text:p text:style-name="P5"><text:span text:style-name="T10"/></text:p>
      <text:p text:style-name="P5"><text:span text:style-name="T10">2. Quick start</text:span></text:p>
      <text:p text:style-name="P5"><text:span text:style-name="T10"/></text:p>
      <text:p text:style-name="P6"><text:span text:style-name="T10">config.txt</text:span></text:p>
      <text:p text:style-name="P6"><text:span text:style-name="T3">Para la ejecución del método y seleccionar los módulos a utilizar es necesario modificar el archivo de configuración "config.txt". Los parámetros a utilizar serán explicados a continuación:</text:span></text:p>
      <text:p text:style-name="P6"><text:span text:style-name="T3"/></text:p>
      <text:p text:style-name="P6"><text:span text:style-name="T3">ref_TFBS_target: asignar Y si se desea crear la red de referencia de factor de transcripción - target, N en caso contrario.</text:span><text:span text:style-name="T5"> *NOTA: considerar que el no crear esta red influye en la utilización de ciertos módulos.</text:span></text:p>
      <text:p text:style-name="P6"><text:span text:style-name="T3"/></text:p>
      <text:p text:style-name="P7"><text:span text:style-name="T3">ref_miRNA_target: </text:span><text:span text:style-name="T4">asignar Y si se desea crear la red de referencia de </text:span><text:span text:style-name="T3">miRNA</text:span><text:span text:style-name="T4"> - target, N en caso contrario.</text:span><text:span text:style-name="T3"> *NOTA: considerar que el no crear esta red influye en la utilización de ciertos módulos.</text:span></text:p>
      <text:p text:style-name="P7"><text:span text:style-name="T3"/></text:p>
      <text:p text:style-name="P8"><text:span text:style-name="T3">PTMs_filter: asignar Y si se desea realizar el filtro de PTMs de histonas, N en el caso contrario. *NOTA: no realizar este filtro no es posible realizar el análisis por combinación de PTMs de histonas.</text:span></text:p>
      <text:p text:style-name="P8"><text:span text:style-name="T3"/></text:p>
      <text:p text:style-name="P9"><text:span text:style-name="T3">config_comb_PTMs: asignar Y si se desea realizar el filtro de</text:span><text:span text:style-name="T6"> combinación de</text:span><text:span text:style-name="T3"> PTMs de histonas, N en el caso contrario.</text:span></text:p>
      <text:p text:style-name="P9"><text:span text:style-name="T3"/></text:p>
      <text:p text:style-name="P10"><text:span text:style-name="T3">CRMs: </text:span><text:span text:style-name="T7">asignar Y si se desea realizar el filtro de</text:span><text:span text:style-name="T3"> CRMs</text:span><text:span text:style-name="T7">, N en el caso contrario.</text:span></text:p>
      <text:p text:style-name="P10"><text:span text:style-name="T7"/></text:p>
      <text:p text:style-name="P10"><text:span text:style-name="T7">D</text:span><text:span text:style-name="T3">NAse_hyper: </text:span><text:span text:style-name="T7">asignar Y si se desea realizar el filtro de</text:span><text:span text:style-name="T3"> DNAse I hypersensitive site</text:span><text:span text:style-name="T7">, N en el caso contrario.</text:span></text:p>
      <text:p text:style-name="P10"><text:span text:style-name="T7"/></text:p>
      <text:p text:style-name="P11"><text:span text:style-name="T7">M</text:span><text:span text:style-name="T3">eth: </text:span><text:span text:style-name="T7">asignar Y si se desea realizar el filtro de</text:span><text:span text:style-name="T6"> </text:span><text:span text:style-name="T3">metilación del DNA</text:span><text:span text:style-name="T7">, N en el caso contrario.</text:span></text:p>
      <text:p text:style-name="P11"><text:span text:style-name="T7"/></text:p>
      <text:p text:style-name="P11"><text:span text:style-name="T7">I</text:span><text:span text:style-name="T3">so_filter: </text:span><text:span text:style-name="T7">asignar Y si se desea realizar el filtro de</text:span><text:span text:style-name="T6"> </text:span><text:span text:style-name="T3">proteínas aisladoras</text:span><text:span text:style-name="T7">, N en el caso contrario.</text:span></text:p>
      <text:p text:style-name="P11"><text:span text:style-name="T7"/></text:p>
      <text:p text:style-name="P12"><text:span text:style-name="T7">T</text:span><text:span text:style-name="T3">F_express_filter: </text:span><text:span text:style-name="T7">asignar Y si se desea realizar el filtro de</text:span><text:span text:style-name="T6"> </text:span><text:span text:style-name="T8">expresión a los TFs</text:span><text:span text:style-name="T7">, N en el caso contrario.</text:span></text:p>
      <text:p text:style-name="P12"><text:span text:style-name="T7"/></text:p>
      <text:p text:style-name="P13"><text:span text:style-name="T7">m</text:span><text:span text:style-name="T3">iRNAs_express_filter: </text:span><text:span text:style-name="T7">asignar Y si se desea realizar el filtro de</text:span><text:span text:style-name="T6"> </text:span><text:span text:style-name="T3">a los miRNAs</text:span><text:span text:style-name="T7">, N en el caso contrario.</text:span></text:p>
      <text:p text:style-name="P13"><text:span text:style-name="T7"/></text:p>
      <text:p text:style-name="P14"><text:span text:style-name="T7">G</text:span><text:span text:style-name="T3">ENEs_file: ubicación del archivo de GENEs. Este archivo es obtenido a partir del archivo de anotación del organismo en formato .gff, dicho archivo puede ser filtrado mediante comando grep para obtener un archivo que contenga solamente las anotaciones de los genes.</text:span></text:p>
      <text:p text:style-name="P14"><text:span text:style-name="T3"/></text:p>
      <text:p text:style-name="P15"><text:span text:style-name="T3">TFBSs_file: </text:span><text:span text:style-name="T9">ubicación del archivo de</text:span><text:span text:style-name="T3"> TFBSs</text:span><text:span text:style-name="T9">. Este archivo es obtenido a partir del archivo de anotación del organismo en formato .gff, dicho archivo puede ser filtrado mediante comando grep para obtener un archivo que contenga solamente las anotaciones de los genes.</text:span></text:p>
      <text:p text:style-name="P15"><text:span text:style-name="T9"/></text:p>
      <text:p text:style-name="P16"><text:span text:style-name="T9">s</text:span><text:span text:style-name="T3">ynonyms_file: ubicación archivo de sinónimos del organismo.</text:span></text:p>
      <text:p text:style-name="P16"><text:span text:style-name="T3"/></text:p>
      <text:p text:style-name="P16"><text:soft-page-break/><text:span text:style-name="T3">D_region: valor de la cantidad de bases que se usará como región "D" antes del TSS del gen.</text:span></text:p>
      <text:p text:style-name="P16"><text:span text:style-name="T3"/></text:p>
      <text:p text:style-name="P16"><text:span text:style-name="T3">Case: 1 o 2, indicando el tipo de caso a utilizar. Caso 1 inicio de la región "D" hasta el TSS del gen, Caso 2 inicio de la región "D" hasta el extremo 3' del gen.</text:span></text:p>
      <text:p text:style-name="P16"><text:span text:style-name="T3"/></text:p>
      <text:p text:style-name="P16"><text:span text:style-name="T3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1:21:05.818584966</meta:creation-date>
    <dc:date>2017-11-17T14:48:48.788803506</dc:date>
    <meta:editing-duration>PT34M5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23" meta:word-count="464" meta:character-count="2806" meta:non-whitespace-character-count="2365"/>
  </office:meta>
</office:document-meta>
</file>